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40000017C9474AEFCF3A3ECAA.png" manifest:media-type="image/png"/>
  <manifest:file-entry manifest:full-path="Pictures/10000000000002F00000003DEB79E9C260D95118.png" manifest:media-type="image/png"/>
  <manifest:file-entry manifest:full-path="Pictures/10000000000002D000000500C7C8A39CA0196FD6.jpg" manifest:media-type="image/jpeg"/>
  <manifest:file-entry manifest:full-path="Pictures/10000000000002D00000050022A9FFB9AF8DEBFB.jpg" manifest:media-type="image/jpeg"/>
  <manifest:file-entry manifest:full-path="Pictures/10000000000002F000000022299043CB8313294B.png" manifest:media-type="image/png"/>
  <manifest:file-entry manifest:full-path="Pictures/100002010000034B0000024069BBD87DBD171D90.png" manifest:media-type="image/png"/>
  <manifest:file-entry manifest:full-path="Pictures/10000000000002D000000500471D6B16E057AC0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ontactor Wireless Controlling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Roy Indra Rachma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Kenapa 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Mikrocontroller</text:p>
              </text:list-item>
              <text:list-item>
                <text:p>Wireless</text:p>
              </text:list-item>
              <text:list-item>
                <text:p>Smartph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lok Diagram</text:p>
          </draw:text-box>
        </draw:frame>
        <draw:frame draw:style-name="gr2" draw:text-style-name="P4" draw:layer="layout" svg:width="13.582cm" svg:height="8.219cm" svg:x="7.208cm" svg:y="4.599cm" presentation:class="graphic">
          <draw:image xlink:href="Pictures/10000000000002740000017C9474AEFCF3A3EC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kematik</text:p>
          </draw:text-box>
        </draw:frame>
        <draw:frame draw:style-name="gr2" draw:text-style-name="P4" draw:layer="layout" svg:width="12.029cm" svg:height="8.219cm" svg:x="7.984cm" svg:y="4.599cm" presentation:class="graphic">
          <draw:image xlink:href="Pictures/100002010000034B0000024069BBD87DBD171D9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Blynk App</text:p>
          </draw:text-box>
        </draw:frame>
        <draw:frame draw:style-name="gr2" draw:text-style-name="P4" draw:layer="layout" svg:width="5.588cm" svg:height="9.937cm" svg:x="3.578cm" svg:y="4.481cm" presentation:class="graphic" presentation:user-transformed="true">
          <draw:image xlink:href="Pictures/10000000000002D000000500471D6B16E057AC0F.jpg" xlink:type="simple" xlink:show="embed" xlink:actuate="onLoad" loext:mime-type="image/jpeg">
            <text:p/>
          </draw:image>
        </draw:frame>
        <draw:frame draw:style-name="gr2" draw:text-style-name="P4" draw:layer="layout" svg:width="5.428cm" svg:height="9.652cm" svg:x="11.484cm" svg:y="4.572cm">
          <draw:image xlink:href="Pictures/10000000000002D000000500C7C8A39CA0196FD6.jpg" xlink:type="simple" xlink:show="embed" xlink:actuate="onLoad" loext:mime-type="image/jpeg">
            <text:p/>
          </draw:image>
        </draw:frame>
        <draw:frame draw:style-name="gr2" draw:text-style-name="P4" draw:layer="layout" svg:width="5.474cm" svg:height="9.732cm" svg:x="19.304cm" svg:y="4.407cm">
          <draw:image xlink:href="Pictures/10000000000002D00000050022A9FFB9AF8DEBF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12:10:08.553451219</meta:creation-date>
    <meta:editing-duration>PT7M55S</meta:editing-duration>
    <meta:editing-cycles>2</meta:editing-cycles>
    <meta:generator>LibreOffice/6.1.5.2$Linux_X86_64 LibreOffice_project/10$Build-2</meta:generator>
    <dc:title>Classy Red</dc:title>
    <dc:date>2020-02-12T12:18:03.129034672</dc:date>
    <meta:document-statistic meta:object-count="59"/>
  </office:meta>
</office:document-meta>
</file>